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9613a" officeooo:paragraph-rsid="0009613a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09613a" officeooo:paragraph-rsid="0009613a" style:font-weight-asian="bold" style:font-weight-complex="bold"/>
    </style:style>
    <style:style style:name="P3" style:family="paragraph" style:parent-style-name="Text_20_body">
      <style:text-properties officeooo:rsid="000a7e31" officeooo:paragraph-rsid="000a7e31"/>
    </style:style>
    <style:style style:name="P4" style:family="paragraph" style:parent-style-name="Heading_20_1">
      <style:paragraph-properties fo:text-align="end" style:justify-single-word="false"/>
    </style:style>
    <style:style style:name="P5" style:family="paragraph" style:parent-style-name="Heading_20_2">
      <style:text-properties officeooo:rsid="000e42c5" officeooo:paragraph-rsid="000e42c5"/>
    </style:style>
    <style:style style:name="P6" style:family="paragraph" style:parent-style-name="Text_20_body">
      <style:text-properties fo:font-weight="normal" officeooo:rsid="000a7e31" officeooo:paragraph-rsid="000a7e31" style:font-weight-asian="normal" style:font-weight-complex="normal"/>
    </style:style>
    <style:style style:name="P7" style:family="paragraph" style:parent-style-name="Text_20_body">
      <style:text-properties fo:font-weight="normal" officeooo:rsid="000acf60" officeooo:paragraph-rsid="000acf60" style:font-weight-asian="normal" style:font-weight-complex="normal"/>
    </style:style>
    <style:style style:name="P8" style:family="paragraph" style:parent-style-name="Text_20_body">
      <style:text-properties fo:font-weight="normal" officeooo:rsid="000bb40a" officeooo:paragraph-rsid="000bb40a" style:font-weight-asian="normal" style:font-weight-complex="normal"/>
    </style:style>
    <style:style style:name="P9" style:family="paragraph" style:parent-style-name="Text_20_body">
      <style:text-properties fo:font-weight="bold" officeooo:rsid="000bb40a" officeooo:paragraph-rsid="000bb40a" style:font-weight-asian="bold" style:font-weight-complex="bold"/>
    </style:style>
    <style:style style:name="P10" style:family="paragraph" style:parent-style-name="Text_20_body">
      <style:text-properties fo:font-weight="bold" officeooo:rsid="000c644c" officeooo:paragraph-rsid="000c644c" style:font-weight-asian="bold" style:font-weight-complex="bold"/>
    </style:style>
    <style:style style:name="P11" style:family="paragraph" style:parent-style-name="Text_20_body">
      <style:text-properties officeooo:rsid="000f4f11" officeooo:paragraph-rsid="000f4f11"/>
    </style:style>
    <style:style style:name="P12" style:family="paragraph" style:parent-style-name="Text_20_body">
      <style:text-properties officeooo:rsid="0010d76e" officeooo:paragraph-rsid="0010d76e"/>
    </style:style>
    <style:style style:name="P13" style:family="paragraph" style:parent-style-name="Text_20_body">
      <style:text-properties officeooo:rsid="0010ec21" officeooo:paragraph-rsid="0010ec21"/>
    </style:style>
    <style:style style:name="P14" style:family="paragraph" style:parent-style-name="Text_20_body">
      <style:text-properties officeooo:rsid="0011ff48" officeooo:paragraph-rsid="0011ff48"/>
    </style:style>
    <style:style style:name="P15" style:family="paragraph" style:parent-style-name="Heading_20_3">
      <style:text-properties officeooo:rsid="000e42c5" officeooo:paragraph-rsid="000e42c5"/>
    </style:style>
    <style:style style:name="P16" style:family="paragraph" style:parent-style-name="Heading_20_3">
      <style:text-properties officeooo:rsid="000e42c5" officeooo:paragraph-rsid="000f4f11"/>
    </style:style>
    <style:style style:name="T1" style:family="text">
      <style:text-properties officeooo:rsid="0009613a"/>
    </style:style>
    <style:style style:name="T2" style:family="text">
      <style:text-properties officeooo:rsid="000a7e3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7e3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c644c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0ec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A04- <text:span text:style-name="T1">13/03/2017</text:span></text:h>
      <text:h text:style-name="Heading_20_2" text:outline-level="2">Remarque<text:span text:style-name="T2">s</text:span> TD01 : </text:h>
      <text:p text:style-name="P2">Agent multiplicateur :</text:p>
      <text:p text:style-name="P1"><text:tab/>Attend messages <text:span text:style-name="T3">request <text:tab/></text:span></text:p>
      <text:p text:style-name="P1"><text:tab/>Retourne une réponse <text:span text:style-name="T3">Informer </text:span>Attendre avant de retourner la réponse </text:p>
      <text:p text:style-name="P1"><text:tab/>Exemple : mes1 : 7*6 attendre 5s</text:p>
      <text:p text:style-name="P1"><text:tab/><text:tab/> <text:s text:c="4"/>mes2: <text:s text:c="2"/>6*5 attendre 1s</text:p>
      <text:p text:style-name="P1"/>
      <text:p text:style-name="P2">Agent Factoriel :</text:p>
      <text:p text:style-name="P1"><text:tab/>Attendre des demandes de factorielle (console Jade) <text:span text:style-name="T2">avec</text:span> <text:span text:style-name="T2">performative </text:span><text:span text:style-name="T4">request </text:span></text:p>
      <text:p text:style-name="P1"><text:tab/>5 ! (représentation) </text:p>
      <text:p text:style-name="P1"><text:tab/>organiser le calcul de factoriel <text:span text:style-name="T2">performative </text:span><text:span text:style-name="T4">request </text:span></text:p>
      <text:p text:style-name="P1"><text:tab/><text:span text:style-name="T2">Récupère des </text:span><text:span text:style-name="T4">inform</text:span></text:p>
      <text:p text:style-name="P3"><text:span text:style-name="T3">Remarque :</text:span><text:span text:style-name="T5"> Dans le cas où on n’utilise pas de console Jade pour le calcul du factoriel , on peut utiliser un fichier où l’on va stocker les calculs à effectuer et l’agent va le parser puis c’est parti. </text:span></text:p>
      <text:p text:style-name="P6"/>
      <text:p text:style-name="P7"><text:span text:style-name="T7">Éléments de réflexion du TD02 :</text:span> </text:p>
      <text:p text:style-name="P7">Un service doit être bloquant pour celui qui l’appelle. <text:s/>Donc l’agent multiplicateur n’est pas un service car il n’est pas bloquant. </text:p>
      <text:p text:style-name="P7"/>
      <text:h text:style-name="Heading_20_1" text:outline-level="1">Cours SMA- Introduction </text:h>
      <text:p text:style-name="P8">Un agent est créé dans un certain but et il va essayer de satisfaire cet objectif</text:p>
      <text:p text:style-name="P8">Si agent lié à des capteurs peut recevoir des données et peut éventuellement modifier son environnement. </text:p>
      <text:p text:style-name="P8">Internet + monde réel sont des environnements d’agents (s’il récup des données de cet environnement)</text:p>
      <text:p text:style-name="P9">Système autonome : <text:span text:style-name="T5">il va chercher info sans interaction d’un user avec console graphique (exemple TD01 = agent peu autonome)</text:span></text:p>
      <text:p text:style-name="P9">Système flexible : <text:span text:style-name="T5">Peut s’adapter aux conditions ( au moment approprié) </text:span></text:p>
      <text:p text:style-name="P9">Compétences <text:span text:style-name="T5">: Services qu’il peut rendre. Il peut entreprendre des taches / </text:span><text:span text:style-name="T6">actions / raisonnements pour pouvoir mettre en œuvre une compétence. Intéressant d’indiquer les compétences d’un agent </text:span></text:p>
      <text:p text:style-name="P10"><text:soft-page-break/>Tache = ensemble d’actions. </text:p>
      <text:p text:style-name="P10">Action= méthode avec prise en compte problèmes d’éxec</text:p>
      <text:p text:style-name="P10">But : <text:span text:style-name="T5">Plusieurs stratégies pour mieux réaliser le but == systm expert par exemple</text:span></text:p>
      <text:p text:style-name="P10">Monde = <text:span text:style-name="T5">environnement dans lequel l’agent est situé – Agent peut avoir représentation interne du monde == vision incomplète</text:span></text:p>
      <text:p text:style-name="P10">Système = <text:span text:style-name="T5">Déterminé par : nature des agents, interactions entre les agents, frontière</text:span></text:p>
      <text:p text:style-name="P10"/>
      <text:h text:style-name="P5" text:outline-level="2">Principaux concepts </text:h>
      <text:h text:style-name="P15" text:outline-level="3">Objet : </text:h>
      <text:p text:style-name="P11">Un objet encapsule un état et un comportement . <text:line-break/>Etat objet = ensemble des valeurs de ses propriétés <text:line-break/>Un seul flux de contrôle </text:p>
      <text:h text:style-name="P16" text:outline-level="3">vs </text:h>
      <text:h text:style-name="P16" text:outline-level="3">Agent : </text:h>
      <text:p text:style-name="P11">Un agent contrôle son comportement</text:p>
      <text:p text:style-name="P11">Il n’ y a pas d’interface pour un agent </text:p>
      <text:p text:style-name="P11">Dans un SMA il n’ y a pas de contrôle des agents . Il y a plusieurs flows de communications (flux de contrôle ) </text:p>
      <text:h text:style-name="Heading_20_3" text:outline-level="3">3 types d’agents </text:h>
      <text:p text:style-name="Heading">Agents réactifs </text:p>
      <text:p text:style-name="Text_20_body">réagit aux changements de l’environnement et agis en fonctions de règles prédéfinies </text:p>
      <text:p text:style-name="Heading">Agents délibératifs </text:p>
      <text:p text:style-name="P12">choix actions selon le but </text:p>
      <text:p text:style-name="Heading">Agents hybrides </text:p>
      <text:p text:style-name="P13">Doit reconnaître s’il y a situation d’urgence == comportement réactif sinon comportement délibératif. </text:p>
      <text:p text:style-name="P13">Plusieurs couches logicielles == </text:p>
      <text:p text:style-name="P13"><text:tab/>couche purement réactive : décisions selon data brutes </text:p>
      <text:p text:style-name="P13"><text:tab/>couche intermédiaire : -/- connaissances de l’environnement</text:p>
      <text:p text:style-name="P13"><text:tab/>couche supérieure <text:s/>aspects sociaux de l’environnement, contact avec d’autres agents </text:p>
      <text:h text:style-name="Heading_20_2" text:outline-level="2"><text:soft-page-break/>SMA</text:h>
      <text:p text:style-name="Text_20_body"><text:tab/><text:span text:style-name="T8">+rs situations :</text:span></text:p>
      <text:p text:style-name="Text_20_body"><text:tab/><text:span text:style-name="T8">agent isolé – +rs agents cohabitants – sma – SMA confronté à agents/ SMA</text:span></text:p>
      <text:h text:style-name="Heading_20_3" text:outline-level="3">Caractéristiques </text:h>
      <text:p text:style-name="P13">Comment modélise l’environnement</text:p>
      <text:p text:style-name="P13">Comment les agents vont percevoir les infos venant de l’ext </text:p>
      <text:p text:style-name="P13">Est ce qu’il y a un contrôle ? Non</text:p>
      <text:p text:style-name="P13">Quest ce que l’on doit avoir comme connaissance partagée </text:p>
      <text:p text:style-name="P13">Quel type de communication ? </text:p>
      <text:p text:style-name="P13"/>
      <text:p text:style-name="P14">Création d’un SMA nécessite plateforme (framework) </text:p>
      <text:p text:style-name="P14"><text:tab/>Exemple : JADE / MASON/ OMAS (UTC) 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f4f11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6:38:34.274198239</meta:creation-date>
    <dc:date>2017-03-13T19:39:19.257238845</dc:date>
    <meta:editing-duration>PT47M19S</meta:editing-duration>
    <meta:editing-cycles>5</meta:editing-cycles>
    <meta:generator>LibreOffice/5.2.2.2$Linux_X86_64 LibreOffice_project/20m0$Build-2</meta:generator>
    <meta:document-statistic meta:table-count="0" meta:image-count="0" meta:object-count="0" meta:page-count="3" meta:paragraph-count="57" meta:word-count="491" meta:character-count="3123" meta:non-whitespace-character-count="2621"/>
  </office:meta>
</office:document-meta>
</file>